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invariantes"/>Registro de Invariantes<text:bookmark-end text:name="registro-de-invariant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0/invariants-register" office:name=""><text:span text:style-name="Definition">https://blueprint.ecohubs.community/es/articles/rcos-templates/layer-0/invariants-register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0 — Identidad y Alcance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0-identity-scope#23-invariants" office:name=""><text:span text:style-name="Definition">§2.3</text:span></text:a>, <text:a xlink:type="simple" xlink:href="https://blueprint.ecohubs.community/es/articles/rcos-core/v0-1/layer-0-identity-scope#25-artifacts" office:name=""><text:span text:style-name="Definition">§2.5</text:span></text:a></text:p>
        </text:list-item>
      </text:list>
      <text:p text:style-name="P3">Las invariantes son restricciones que NO DEBEN ser violadas mientras estén en vigor. Ninguna decisión, rol, proceso o medida de emergencia puede anular una invariante. Si surge un conflicto entre una invariante y cualquier otra regla, la invariante prevalece.</text:p>
      <text:p text:style-name="Horizontal_20_Line"/>
      <text:h text:style-name="Heading_20_2" text:outline-level="2"><text:bookmark-start text:name="invariantes-activas"/>Invariantes Activas<text:bookmark-end text:name="invariantes-activas"/></text:h>
      <text:p text:style-name="First_20_paragraph"><text:span text:style-name="T2">Cláusulas RCOS: </text:span><text:a xlink:type="simple" xlink:href="https://blueprint.ecohubs.community/es/articles/rcos-core/v0-1/layer-0-identity-scope#23-invariants" office:name=""><text:span text:style-name="Definition"><text:span text:style-name="T2">2.3.1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2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3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4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5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6</text:span></text:span></text:a></text:p>
      <text:p text:style-name="P4"><text:span text:style-name="T1">Justificación — ¿Por qué las invariantes no pueden ser anuladas</text:span></text:p>
      <text:p text:style-name="P4">Las invariantes son el piso firme del sistema — aquello que debe mantenerse verdadero incluso bajo presión, emergencia o votación popular. Si cualquier decisión, rol o medida de crisis pudiera anularlas, dejarían de ser restricciones y se convertirían en preferencias. Enumerarlas explícitamente y vincularlas a todas las capas es lo que hace que el sistema de gobernanza sea confiable bajo estrés, no solo en días tranquilos.</text:p>
      <text:p text:style-name="P5"><text:span text:style-name="T1">Instrucciones — Cómo completar esto</text:span></text:p>
      <text:p text:style-name="P5">Cada invariante es una restricción firme. Mantenlas pocas, específicas y absolutas — formuladas de modo que cualquier violación sea inequívocamente identificable. Categorías comunes: protección del propósito, trazabilidad de la autoridad, derechos de salida, neutralidad ideológica, no-extracción, primacía de la segurida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ID</text:p>
            </table:table-cell>
            <table:table-cell table:style-name="TableHeaderRowCell" office:value-type="string">
              <text:p text:style-name="Table_20_Heading">Invariante</text:p>
            </table:table-cell>
            <table:table-cell table:style-name="TableHeaderRowCell" office:value-type="string">
              <text:p text:style-name="Table_20_Heading">Añadida</text:p>
            </table:table-cell>
            <table:table-cell table:style-name="TableHeaderRowCell" office:value-type="string">
              <text:p text:style-name="Table_20_Heading">Registro de decisión</text:p>
            </table:table-cell>
          </table:table-row>
        </table:table-header-rows>
        <table:table-row>
          <table:table-cell table:style-name="TableRowCell" office:value-type="string">
            <text:p text:style-name="Table_20_Contents">INV-001</text:p>
          </table:table-cell>
          <table:table-cell table:style-name="TableRowCell" office:value-type="string">
            <text:p text:style-name="Table_20_Contents"><text:span text:style-name="T2">&lt;Declaración de invariante, p. ej. El propósito principal nunca puede ser anulado por ninguna decisión operativa o estratégica, rol o medida de emergencia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2</text:p>
          </table:table-cell>
          <table:table-cell table:style-name="TableRowCell" office:value-type="string">
            <text:p text:style-name="Table_20_Contents"><text:span text:style-name="T2">&lt;Declaración de invariante, p. ej. La autoridad siempre debe ser explícita y trazable al sistema de gobernanza — ninguna persona o rol puede poseer o ejercer autoridad no declarada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3</text:p>
          </table:table-cell>
          <table:table-cell table:style-name="TableRowCell" office:value-type="string">
            <text:p text:style-name="Table_20_Contents"><text:span text:style-name="T2">&lt;Declaración de invariante, p. ej. La salida de la comunidad siempre debe ser posible y nunca puede ser bloqueada, penalizada ni condicionada más allá de lo definido en la Capa 1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4</text:p>
          </table:table-cell>
          <table:table-cell table:style-name="TableRowCell" office:value-type="string">
            <text:p text:style-name="Table_20_Contents"><text:span text:style-name="T2">&lt;Declaración de invariante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5</text:p>
          </table:table-cell>
          <table:table-cell table:style-name="TableRowCell" office:value-type="string">
            <text:p text:style-name="Table_20_Contents"><text:span text:style-name="T2">&lt;Declaración de invariante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6</text:p>
          </table:table-cell>
          <table:table-cell table:style-name="TableRowCell" office:value-type="string">
            <text:p text:style-name="Table_20_Contents"><text:span text:style-name="T2">&lt;Declaración de invariante, p. ej. La seguridad física, psicológica e infantil siempre prevalece sobre los derechos de participación, la continuidad de roles y las preocupaciones reputacionales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</table:table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3">
        <text:list-item>
          <text:p text:style-name="P6"><text:span text:style-name="T1">Adoptada:</text:span> </text:p>
        </text:list-item>
        <text:list-item>
          <text:p text:style-name="P6"><text:span text:style-name="T1">Tipo de decisión:</text:span> Constitucional</text:p>
        </text:list-item>
        <text:list-item>
          <text:p text:style-name="P6"><text:span text:style-name="T1">Versión:</text:span> &lt;versión&gt;</text:p>
        </text:list-item>
        <text:list-item>
          <text:p text:style-name="P6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4Z</meta:creation-date>
    <dc:date>2026-04-29T01:58:24Z</dc:date>
    <meta:user-defined meta:name="title-meta" meta:value-type="string">Registro de Invariantes</meta:user-defined>
  </office:meta>
</office:document-meta>
</file>